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"stm32f4xx.h"</text:p>
      <text:p text:style-name="Standard">void SystemInit() {</text:p>
      <text:p text:style-name="Standard"><text:tab/><text:tab/>(*((int*)0xE000ED88))|=0x0F00000;</text:p>
      <text:p text:style-name="Standard">}</text:p>
      <text:p text:style-name="Standard"/>
      <text:p text:style-name="Standard">void delayy(){</text:p>
      <text:p text:style-name="Standard"><text:tab/>int dummy=0xFFFFFF;</text:p>
      <text:p text:style-name="Standard"><text:tab/>while(dummy--);</text:p>
      <text:p text:style-name="Standard">}</text:p>
      <text:p text:style-name="Standard"/>
      <text:p text:style-name="Standard">void delay2(){</text:p>
      <text:p text:style-name="Standard"><text:tab/>int dummy=0xFFFF;</text:p>
      <text:p text:style-name="Standard"><text:tab/>while(dummy--);</text:p>
      <text:p text:style-name="Standard">}</text:p>
      <text:p text:style-name="Standard"/>
      <text:p text:style-name="Standard">int main (){</text:p>
      <text:p text:style-name="Standard"><text:tab/>unsigned char disp[10]={0x3F,0x06,0x5B,0x4F,0x66,0x6D,0x7D,0x07,0x7F,0x6F};</text:p>
      <text:p text:style-name="Standard"><text:s text:c="2"/>int count1 = 0;</text:p>
      <text:p text:style-name="Standard"><text:tab/>int count2 = 0;</text:p>
      <text:p text:style-name="Standard"><text:tab/>int count3 = 0;</text:p>
      <text:p text:style-name="Standard"><text:tab/></text:p>
      <text:p text:style-name="Standard"><text:tab/>int tim = 0;</text:p>
      <text:p text:style-name="Standard"/>
      <text:p text:style-name="Standard"><text:tab/>RCC-&gt;AHB1ENR = 0x3F; //1010, Port B and Port D are clocked</text:p>
      <text:p text:style-name="Standard"><text:tab/>GPIOE-&gt;MODER = 0x00005555;// 0101 0101 0101 0101</text:p>
      <text:p text:style-name="Standard"><text:tab/>GPIOB-&gt;MODER = 0x00000055;</text:p>
      <text:p text:style-name="Standard"><text:tab/></text:p>
      <text:p text:style-name="Standard"><text:tab/></text:p>
      <text:p text:style-name="Standard"><text:tab/></text:p>
      <text:p text:style-name="Standard"><text:tab/>while(1){</text:p>
      <text:p text:style-name="Standard"><text:tab/><text:tab/></text:p>
      <text:p text:style-name="Standard"><text:tab/><text:tab/><text:tab/>GPIOB-&gt;ODR = 1 &lt;&lt; 1;<text:tab/><text:tab/></text:p>
      <text:p text:style-name="Standard"><text:tab/><text:tab/><text:tab/>GPIOE-&gt;ODR = <text:s text:c="2"/>disp[count1];</text:p>
      <text:p text:style-name="Standard"><text:tab/><text:tab/><text:tab/>delay2();</text:p>
      <text:p text:style-name="Standard"><text:tab/><text:tab/></text:p>
      <text:p text:style-name="Standard"><text:tab/><text:tab/><text:tab/>GPIOB-&gt;ODR = 1 &lt;&lt; 0;</text:p>
      <text:p text:style-name="Standard"><text:tab/><text:tab/><text:tab/>GPIOE-&gt;ODR = <text:s text:c="2"/>disp[count2];</text:p>
      <text:p text:style-name="Standard"><text:tab/><text:tab/><text:tab/>delay2();</text:p>
      <text:p text:style-name="Standard"><text:tab/><text:tab/></text:p>
      <text:p text:style-name="Standard"><text:tab/><text:tab/>tim++;</text:p>
      <text:p text:style-name="Standard"><text:tab/><text:tab/></text:p>
      <text:p text:style-name="Standard"><text:tab/><text:tab/>if(tim &gt; 31){<text:tab/></text:p>
      <text:p text:style-name="Standard"/>
      <text:p text:style-name="Standard"><text:tab/><text:tab/><text:tab/>tim = 0;</text:p>
      <text:p text:style-name="Standard"><text:tab/><text:tab/><text:tab/></text:p>
      <text:p text:style-name="Standard"><text:tab/><text:tab/><text:tab/>if(count1 &lt;= 9)</text:p>
      <text:p text:style-name="Standard"><text:tab/><text:tab/><text:tab/>{</text:p>
      <text:p text:style-name="Standard"><text:tab/><text:tab/><text:tab/><text:tab/>count1++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count1 = 0;</text:p>
      <text:p text:style-name="Standard"><text:soft-page-break/><text:tab/><text:tab/><text:tab/><text:tab/>count2++;</text:p>
      <text:p text:style-name="Standard"><text:tab/><text:tab/><text:tab/><text:tab/></text:p>
      <text:p text:style-name="Standard"><text:tab/><text:tab/><text:tab/><text:tab/>if(count2 &gt; 9){</text:p>
      <text:p text:style-name="Standard"><text:tab/><text:tab/><text:tab/><text:tab/><text:tab/>count2 = 0;</text:p>
      <text:p text:style-name="Standard"><text:tab/><text:tab/><text:tab/><text:tab/><text:tab/>count1 = 0;</text:p>
      <text:p text:style-name="Standard"><text:tab/><text:tab/><text:tab/><text:tab/><text:tab/>count3++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/>
      <text:p text:style-name="Standard"><text:tab/><text:tab/></text:p>
      <text:p text:style-name="Standard"><text:tab/></text:p>
      <text:p text:style-name="Standard"><text:tab/><text:tab/>}</text:p>
      <text:p text:style-name="Standard"><text:tab/>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1T19:00:43.916000000</dc:date>
    <meta:editing-duration>PT5S</meta:editing-duration>
    <meta:editing-cycles>1</meta:editing-cycles>
    <meta:document-statistic meta:table-count="0" meta:image-count="0" meta:object-count="0" meta:page-count="2" meta:paragraph-count="62" meta:word-count="117" meta:character-count="825" meta:non-whitespace-character-count="628"/>
    <meta:generator>LibreOffice/7.1.4.2$Windows_X86_64 LibreOffice_project/a529a4fab45b75fefc5b6226684193eb000654f6</meta:generator>
  </office:meta>
</office:document-meta>
</file>